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adornments="Обычный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8.5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3.5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4.25cm"/>
    </style:style>
    <style:style style:name="gr4" style:family="graphic" style:parent-style-name="Выделение">
      <style:graphic-properties draw:textarea-horizontal-align="justify" draw:textarea-vertical-align="middle" draw:auto-grow-height="false" fo:min-height="0.25cm" fo:min-width="9cm"/>
    </style:style>
    <style:style style:name="gr5" style:family="graphic" style:parent-style-name="Выделение">
      <style:graphic-properties draw:textarea-horizontal-align="justify" draw:textarea-vertical-align="middle" draw:auto-grow-height="false" fo:min-height="0.25cm" fo:min-width="8cm"/>
    </style:style>
    <style:style style:name="gr6" style:family="graphic" style:parent-style-name="objectwithoutfill">
      <style:graphic-properties draw:textarea-vertical-align="middle"/>
    </style:style>
    <style:style style:name="gr7" style:family="graphic" style:parent-style-name="Выделение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Кнопка">
      <style:graphic-properties draw:textarea-vertical-align="middle" draw:auto-grow-height="false" fo:min-height="0.5cm" fo:min-width="4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cm" svg:height="0.75cm" svg:x="1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4cm" svg:height="0.5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0.5cm" svg:x="1cm" svg:y="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0.5cm" svg:x="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0.5cm" svg:x="1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0.5cm" svg:x="1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5cm" svg:height="0.5cm" svg:x="1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cm" svg:height="0.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5cm" svg:height="0.5cm" svg:x="1cm" svg:y="4.75cm">
          <text:p/>
          <draw:enhanced-geometry svg:viewBox="0 0 21600 21600" draw:type="rectangle" draw:enhanced-path="M 0 0 L 21600 0 21600 21600 0 21600 0 0 Z N"/>
        </draw:custom-shape>
        <draw:polygon draw:style-name="gr6" draw:text-style-name="P1" draw:layer="layout" svg:width="8.749cm" svg:height="3.499cm" svg:x="6cm" svg:y="0.5cm" svg:viewBox="0 0 8750 3500" draw:points="0,0 8750,0 8750,3000 3500,3000 3000,3500 2500,3000 0,3000">
          <text:p/>
        </draw:polygon>
        <draw:frame draw:style-name="gr7" draw:text-style-name="P2" draw:layer="layout" svg:width="8cm" svg:height="1.673cm" svg:x="6.25cm" svg:y="0.827cm">
          <draw:text-box>
            <text:p>Brown fox, not “brwn” :)</text:p>
          </draw:text-box>
        </draw:frame>
        <draw:custom-shape draw:style-name="gr8" draw:text-style-name="P1" draw:layer="layout" svg:width="5.25cm" svg:height="0.75cm" svg:x="6.5cm" svg:y="2cm">
          <text:p text:style-name="P1">Report a typ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adornments="Обычный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33333" draw:marker-start-width="0.2cm" draw:marker-start-center="false" draw:marker-end-width="0.2cm" draw:marker-end-center="false" draw:fill="solid" draw:fill-color="#33333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style-name="Обычный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ffffff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Выделение" style:family="graphic" style:parent-style-name="standard">
      <style:graphic-properties svg:stroke-color="#ffff38" draw:fill="solid" draw:fill-color="#ffff38"/>
    </style:style>
    <style:style style:name="Кнопка" style:family="graphic" style:parent-style-name="standard">
      <style:graphic-properties svg:stroke-color="#3465a4" draw:fill="solid" draw:fill-color="#3465a4"/>
      <style:text-properties fo:color="#ffffff" loext:opacity="100%" style:font-name="Ubuntu" fo:font-family="Ubuntu" style:font-style-name="Обычный" style:font-pitch="variable" fo:font-size="16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12:33:47.353191365</meta:creation-date>
    <meta:generator>LibreOffice/7.3.4.2$Linux_X86_64 LibreOffice_project/30$Build-2</meta:generator>
    <dc:date>2022-06-24T12:53:32.213421377</dc:date>
    <meta:editing-duration>PT5M45S</meta:editing-duration>
    <meta:editing-cycles>2</meta:editing-cycles>
    <meta:document-statistic meta:object-count="13"/>
  </office:meta>
</office:document-meta>
</file>